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2.858cm"/>
    </style:style>
    <style:style style:name="Tableau1.C" style:family="table-column">
      <style:table-column-properties style:column-width="6.482cm"/>
    </style:style>
    <style:style style:name="Tableau1.D" style:family="table-column">
      <style:table-column-properties style:column-width="4.683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style:font-name="Times New Roman" fo:font-size="12pt" style:font-size-asian="10.5pt"/>
    </style:style>
    <style:style style:name="P3" style:family="paragraph" style:parent-style-name="UrbanBody">
      <style:text-properties fo:font-style="normal" style:font-style-asian="normal" style:font-style-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UrbanTitle">
      <style:paragraph-properties fo:break-before="page"/>
      <style:text-properties fo:font-style="normal" style:font-style-asian="normal" style:font-style-complex="normal"/>
    </style:style>
    <style:style style:name="P6" style:family="paragraph" style:parent-style-name="UrbanTitle">
      <style:text-properties fo:font-style="normal" style:font-style-asian="normal" style:font-style-complex="normal"/>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style:font-name="Times New Roman1" fo:font-size="12pt" fo:language="zxx" fo:country="none" style:font-size-asian="12pt" style:font-size-complex="12pt"/>
    </style:style>
    <style:style style:name="T5" style:family="text">
      <style:text-properties style:font-name="Times New Roman1"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497cm" svg:height="3.044cm" draw:z-index="1"><draw:text-box><text:p text:style-name="P4">&lt;%Titre%&gt; &lt;%Nom%&gt; &lt;%Prenom%&gt;<text:line-break/>&lt;%AdresseLigne1%&gt;<text:line-break/>&lt;%AdresseLigne2%&gt;</text:p><text:h text:style-name="Heading_20_2" text:outline-level="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certificat</text:span><text:span text:style-name="T4"> d’urbanisme n°2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self.getPortionOutsText()</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UrbanTitle3">Nom</text:p>
          </table:table-cell>
          <table:table-cell table:style-name="Tableau1.A1" office:value-type="string">
            <text:p text:style-name="UrbanTitle3">Prénom</text:p>
          </table:table-cell>
          <table:table-cell table:style-name="Tableau1.A1" office:value-type="string">
            <text:p text:style-name="UrbanTitle3">Adresse</text:p>
          </table:table-cell>
          <table:table-cell table:style-name="Tableau1.D1" office:value-type="string">
            <text:p text:style-name="UrbanTitle3">Code Postal et Localité</text:p>
          </table:table-cell>
        </table:table-row>
        <table:table-row>
          <table:table-cell table:style-name="Tableau1.A2" office:value-type="string">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table:style-name="Tableau1.A2" office:value-type="string">
            <text:p text:style-name="P2"><text:span text:style-name="T2"><text:text-input text:description="Bien-Parcelles">claimant.getName2()</text:text-input></text:span><text:span text:style-name="T2"> </text:span></text:p>
          </table:table-cell>
          <table:table-cell table:style-name="Tableau1.A2" office:value-type="string">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table:style-name="Tableau1.D2" office:value-type="string">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2-15T13:53:38</dc:date>
    <dc:creator>sde </dc:creator>
    <meta:editing-duration>PT10H23M46S</meta:editing-duration>
    <meta:editing-cycles>61</meta:editing-cycles>
    <meta:generator>LibreOffice/3.4$Unix LibreOffice_project/340m1$Build-502</meta:generator>
    <meta:document-statistic meta:table-count="1" meta:image-count="0" meta:object-count="0" meta:page-count="2" meta:paragraph-count="25" meta:word-count="179" meta:character-count="1592" meta:non-whitespace-character-count="1432"/>
  </office:meta>
</office:document-meta>
</file>